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MSL10" svg:font-family="CMSL10"/>
    <style:font-face style:name="CMTT10" svg:font-family="CMTT10"/>
    <style:font-face style:name="OpenSymbol" svg:font-family="OpenSymbol"/>
    <style:font-face style:name="Tahoma1" svg:font-family="Tahoma"/>
    <style:font-face style:name="monospace" svg:font-family="monospace"/>
    <style:font-face style:name="Courier-Oblique" svg:font-family="Courier-Oblique" style:font-family-generic="moder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CMTT10" fo:font-size="10pt" style:font-name-asian="CMTT10" style:font-size-asian="10pt" style:font-name-complex="CMTT10" style:font-size-complex="10pt"/>
    </style:style>
    <style:style style:name="P2" style:family="paragraph" style:parent-style-name="Standard">
      <style:text-properties fo:font-size="36pt" style:font-size-asian="36pt" style:font-size-complex="36pt"/>
    </style:style>
    <style:style style:name="P3" style:family="paragraph" style:parent-style-name="Standard">
      <style:paragraph-properties fo:margin-top="0cm" fo:margin-bottom="0.199cm"/>
    </style:style>
    <style:style style:name="P4" style:family="paragraph" style:parent-style-name="Preformatted_20_Text">
      <style:text-properties fo:color="#404000" style:font-name="monospace" fo:font-size="9pt"/>
    </style:style>
    <style:style style:name="P5" style:family="paragraph" style:parent-style-name="Preformatted_20_Text">
      <style:text-properties fo:color="#000000" fo:background-color="transparent"/>
    </style:style>
    <style:style style:name="P6" style:family="paragraph" style:parent-style-name="Preformatted_20_Text">
      <style:paragraph-properties fo:text-align="start" style:justify-single-word="false"/>
    </style:style>
    <style:style style:name="P7" style:family="paragraph" style:parent-style-name="Preformatted_20_Text">
      <style:text-properties style:font-name="Courier New" fo:font-size="10pt" style:font-size-asian="10pt" style:font-size-complex="10pt"/>
    </style:style>
    <style:style style:name="P8" style:family="paragraph" style:parent-style-name="Text_20_body">
      <style:paragraph-properties fo:margin-left="0cm" fo:margin-right="0cm" fo:margin-top="0cm" fo:margin-bottom="0cm" fo:text-indent="0cm" style:auto-text-indent="false"/>
      <style:text-properties fo:color="#404000" style:font-name="monospace" fo:font-size="9pt"/>
    </style:style>
    <style:style style:name="P9" style:family="paragraph" style:parent-style-name="Text_20_body">
      <style:paragraph-properties fo:margin-left="0cm" fo:margin-right="0cm" fo:margin-top="0cm" fo:margin-bottom="0cm" fo:text-indent="0cm" style:auto-text-indent="false"/>
      <style:text-properties fo:color="#000000" style:font-name="monospace" fo:font-size="9pt"/>
    </style:style>
    <style:style style:name="P10" style:family="paragraph" style:parent-style-name="Text_20_body">
      <style:paragraph-properties fo:margin-left="0cm" fo:margin-right="0cm" fo:margin-top="0cm" fo:margin-bottom="0cm" fo:text-indent="0cm" style:auto-text-indent="false"/>
      <style:text-properties fo:color="#000000" style:font-name="monospace" fo:font-size="9pt" fo:background-color="transparent"/>
    </style:style>
    <style:style style:name="P11" style:family="paragraph" style:parent-style-name="Text_20_body" style:list-style-name="L1"/>
    <style:style style:name="P12" style:family="paragraph" style:parent-style-name="Text_20_body" style:list-style-name="L2">
      <style:paragraph-properties fo:margin-top="0cm" fo:margin-bottom="0cm"/>
    </style:style>
    <style:style style:name="P13" style:family="paragraph" style:parent-style-name="Text_20_body" style:list-style-name="L3">
      <style:paragraph-properties fo:margin-top="0cm" fo:margin-bottom="0cm"/>
    </style:style>
    <style:style style:name="P14" style:family="paragraph" style:parent-style-name="Text_20_body" style:list-style-name="L3">
      <style:paragraph-properties fo:margin-top="0cm" fo:margin-bottom="0.199cm"/>
    </style:style>
    <style:style style:name="P15" style:family="paragraph" style:parent-style-name="Standard" style:list-style-name="L4"/>
    <style:style style:name="P16" style:family="paragraph" style:parent-style-name="Preformatted_20_Text">
      <style:text-properties fo:color="#404000" style:font-name="monospace" fo:font-size="9pt"/>
    </style:style>
    <style:style style:name="P17" style:family="paragraph" style:parent-style-name="Preformatted_20_Text">
      <style:text-properties style:font-name="Courier New" fo:font-size="10pt" style:font-name-asian="CMSL10" style:font-size-asian="10pt" style:font-name-complex="CMSL10" style:font-size-complex="10pt"/>
    </style:style>
    <style:style style:name="P18" style:family="paragraph" style:parent-style-name="Heading_20_2">
      <style:text-properties fo:language="zxx" fo:country="none" style:language-asian="zxx" style:country-asian="none" style:language-complex="zxx" style:country-complex="none"/>
    </style:style>
    <style:style style:name="P19" style:family="paragraph" style:parent-style-name="Heading_20_2">
      <style:paragraph-properties fo:margin-top="0.423cm" fo:margin-bottom="0.212cm" fo:keep-with-next="always"/>
    </style:style>
    <style:style style:name="T1" style:family="text">
      <style:text-properties fo:font-size="10pt" style:font-size-asian="10pt" style:font-size-complex="10pt"/>
    </style:style>
    <style:style style:name="T2" style:family="text">
      <style:text-properties style:font-size-asian="10pt" style:font-size-complex="10pt"/>
    </style:style>
    <style:style style:name="T3" style:family="text">
      <style:text-properties fo:font-style="italic" style:font-style-asian="italic" style:font-style-complex="italic"/>
    </style:style>
    <style:style style:name="T4" style:family="text">
      <style:text-properties fo:color="#404000" style:font-name="monospace" fo:font-size="9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weight="bold" style:font-name-asian="CMTT10" style:font-size-asian="12pt" style:font-weight-asian="bold" style:font-name-complex="CMTT10" style:font-size-complex="12pt" style:font-weight-complex="bold"/>
    </style:style>
    <style:style style:name="T8" style:family="text">
      <style:text-properties style:font-name="Times New Roman" fo:font-size="9pt" style:font-size-asian="9pt" style:font-size-complex="9pt"/>
    </style:style>
    <style:style style:name="T9" style:family="text">
      <style:text-properties style:font-size-asian="12pt" style:font-size-complex="12pt"/>
    </style:style>
    <style:style style:name="T10" style:family="text">
      <style:text-properties style:font-name="Arial" fo:font-size="14pt" fo:language="zxx" fo:country="none" style:font-name-asian="Andale Sans UI" style:font-size-asian="14pt" style:language-asian="zxx" style:country-asian="none" style:font-name-complex="Tahoma" style:font-size-complex="14pt"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font-style="italic" style:language-asian="zxx" style:country-asian="none" style:font-style-asian="italic" style:language-complex="zxx" style:country-complex="none" style:font-style-complex="italic"/>
    </style:style>
    <style:style style:name="T13" style:family="text">
      <style:text-properties fo:font-weight="bold" style:font-weight-asian="bold" style:font-weight-complex="bold"/>
    </style:style>
    <style:style style:name="T14" style:family="text">
      <style:text-properties fo:background-color="#ffff00"/>
    </style:style>
    <style:style style:name="T15" style:family="text">
      <style:text-properties style:use-window-font-color="true" fo:font-size="10pt" fo:font-weight="bold" fo:background-color="#ffff00" style:font-size-asian="10pt" style:font-weight-asian="bold" style:font-size-complex="10pt" style:font-weight-complex="bold"/>
    </style:style>
    <style:style style:name="T16" style:family="text">
      <style:text-properties style:use-window-font-color="true" fo:font-weight="bold" fo:background-color="#ffff00" style:font-size-asian="10pt" style:font-weight-asian="bold" style:font-size-complex="10pt" style:font-weight-complex="bold"/>
    </style:style>
    <style:style style:name="T17" style:family="text">
      <style:text-properties style:use-window-font-color="true" fo:font-weight="normal" fo:background-color="#ffff00" style:font-size-asian="10pt" style:font-weight-asian="normal" style:font-size-complex="10pt" style:font-weight-complex="normal"/>
    </style:style>
    <style:style style:name="T18" style:family="text">
      <style:text-properties style:use-window-font-color="true" fo:font-weight="normal" fo:background-color="transparent" style:font-size-asian="10pt" style:font-weight-asian="normal" style:font-size-complex="10pt" style:font-weight-complex="normal"/>
    </style:style>
    <style:style style:name="T19" style:family="text">
      <style:text-properties style:font-name="monospace" fo:font-size="9pt"/>
    </style:style>
    <style:style style:name="T20" style:family="text">
      <style:text-properties fo:background-color="transparent"/>
    </style:style>
    <style:style style:name="T21" style:family="text">
      <style:text-properties fo:color="#000000" fo:background-color="transparent"/>
    </style:style>
    <style:style style:name="T22" style:family="text">
      <style:text-properties fo:color="#000000" style:font-name="monospace" fo:font-size="9pt" fo:background-color="transparent"/>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asian="CMSL10" style:font-name-complex="CMSL10"/>
    </style:style>
    <style:style style:name="T25" style:family="text">
      <style:text-properties style:font-name="CMTT10" fo:font-size="11pt" style:font-name-asian="CMTT10" style:font-size-asian="11pt" style:font-name-complex="CMTT10" style:font-size-complex="11pt"/>
    </style:style>
    <style:style style:name="T26" style:family="text">
      <style:text-properties style:font-name="Courier New" fo:font-size="12pt" fo:font-style="normal" fo:font-weight="bold" style:font-size-asian="12pt" style:font-style-asian="normal" style:font-weight-asian="bold" style:font-size-complex="12pt" style:font-style-complex="normal" style:font-weight-complex="bold"/>
    </style:style>
    <style:style style:name="T27" style:family="text">
      <style:text-properties style:font-name="Courier New"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me Erkenntnisse</text:h>
      <text:h text:style-name="Heading_20_2" text:outline-level="2">Begriffserklärungen</text:h>
      <text:p text:style-name="Text_20_body">invoke – aufrufen</text:p>
      <text:p text:style-name="Text_20_body">evaluation – Auswertung</text:p>
      <text:p text:style-name="Text_20_body">Der Prozess der Auswertung eines Ausdrucks in Scheme wird Evaluation genannt. Ein Scheme-Programm besteht aus einer Folge von Ausdrücken (<text:span text:style-name="T3">Expressions</text:span>). Der Scheme-Interpreter wertet dieses Ausdrücke Schritt für Schritt aus.</text:p>
      <text:p text:style-name="Text_20_body">Man muss zwischen <text:span text:style-name="T3">value</text:span> und <text:span text:style-name="T3">variable</text:span> unterscheiden. Variablen können ihren Typ ändern, z.B. von Numerisch auf String.</text:p>
      <text:p text:style-name="Text_20_body">In Scheme gibt es einen universalen Namensraum, d.h. ein Name darf nur einmal vorkommen. Eine Prozedur darf nicht genauso heißen wie eine Variable.</text:p>
      <text:p text:style-name="Text_20_body">Strings (Textketten) stehen unter doppelten Anführungszeichen. Symbole bestehen aus Buchstaben, Ziffern und einem Bindestrich. Zahlen, Listen, Strings, #t... sind keine Symbole. Man muss beachten, ob zwischen Groß- und Kleinbuchstaben unterschieden wird. Symbole werden als Variablennamen interpretiert und müssen daher definiert werden, bevor sie verwendet werden können. Nicht-Symbole werden von Scheme als sie selbst ausgewertet, <text:span text:style-name="T3">self-evaluting</text:span>.</text:p>
      <text:p text:style-name="Text_20_body">Einzelzeichen werden mit <text:span text:style-name="Teletype">#\</text:span> geschrieben, <text:span text:style-name="Teletype">#\d </text:span>z.B.</text:p>
      <text:h text:style-name="Heading_20_2" text:outline-level="2">Wahr oder falsch – #t / #f</text:h>
      <text:p text:style-name="Text_20_body">in Scheme ist fast alles wahr, nur #f ist falsch. Alle anderen Ausdrücke ergeben ausgewertet #t, auch 0.</text:p>
      <text:p text:style-name="Preformatted_20_Text">(if 0 ....)</text:p>
      <text:p text:style-name="Text_20_body">ist also immer wahr.</text:p>
      <text:h text:style-name="Heading_20_2" text:outline-level="2">Paare – pairs</text:h>
      <text:p text:style-name="Text_20_body">Ein <text:span text:style-name="T3">dotted pair</text:span> ist ein zusammengesetzter Ausdruck, der aus der Anordnung zweier beliebiger Ausdrücke in einem geordneten Paar entsteht.</text:p>
      <text:p text:style-name="Preformatted_20_Text">(define dotted-pai<text:span text:style-name="T21">r '(Michelangelo . Buonarotti))</text:span><text:span text:style-name="T22"> =&gt; ((Michelangelo . Buonarotti)</text:span></text:p>
      <text:p text:style-name="P5"><text:s text:c="2"/>(car dotted-pair)<text:span text:style-name="T19"> =&gt; (Michelangelo)</text:span></text:p>
      <text:p text:style-name="P5"><text:s text:c="2"/>(cdr dotted-pair)<text:span text:style-name="T19"> =&gt; (Buonarotti)</text:span></text:p>
      <text:p text:style-name="P10"><text:s text:c="2"/>(pair? Dotted-pair) =&gt; #t</text:p>
      <text:p text:style-name="P10"><text:s text:c="2"/>(list? Dotted-pair) =&gt; #f</text:p>
      <text:p text:style-name="P10"/>
      <text:p text:style-name="P10"><text:s text:c="2"/>(define pair-cons (cons 'Leonardo 'daVinci))</text:p>
      <text:p text:style-name="P9"><text:span text:style-name="T20"><text:s text:c="2"/>(define beide (cons dotted-pair pair-cons)) =&gt; </text:span>((Michelangelo . Buonarotti) Leonardo . daVinci)</text:p>
      <text:p text:style-name="P9"><text:span text:style-name="T20"><text:s text:c="2"/>(car beide)) <text:s/>=&gt; </text:span>(Michelangelo . Buonarotti)</text:p>
      <text:p text:style-name="P10"><text:s text:c="2"/>(cdr beide)) <text:s/>=&gt; (Leonardo . daVinci)</text:p>
      <text:p text:style-name="P10"><text:s text:c="2"/>(caar beide)) =&gt; Michelangelo</text:p>
      <text:p text:style-name="P10"><text:s text:c="2"/>(cadr beide)) =&gt; Leonardo</text:p>
      <text:p text:style-name="P10"><text:s text:c="2"/>(cdar beide)) =&gt; Buonarotti</text:p>
      <text:p text:style-name="P10"><text:s text:c="2"/>(cddr beide)) =&gt; daVinci</text:p>
      <text:p text:style-name="P8"/>
      <text:p text:style-name="Standard">Man beachte die Klammernsetzung. Wenn man Zeichenketten zuweisen will, die keine Variablen sind, muss man einfache Hochkomma vorsetzen, wenn man das Paar mit cons definiert. Bei der impliziten Definition mit Klammer und vorgesetzem Hochkomma wird einfach der Text mit Punkt getrennt geschrieben.</text:p>
      <text:p text:style-name="Text_20_body">Warum Michelangelo in Klammern steht und Leonardo nicht, weiß der Kuckuck. Vielleicht hängt das doch mit der unterschiedlichen Form der Definition zusammen. Nein, tut es nicht. Es hängt mit der Reihenfolge zusammen, in der die Paare im neuen Paar aufscheinen. Dreht man diese um, steht Leonardo in Klammern.</text:p>
      <text:h text:style-name="Heading_20_2" text:outline-level="2">Listen – lists</text:h>
      <text:p text:style-name="Text_20_body">Eine Liste besteht eigentlich aus ineinander geschachtelten Paaren, der Übersichtlichkeit halber schreiben wir die Elemente in einer Liste.</text:p>
      <text:p text:style-name="Preformatted_20_Text"><text:soft-page-break/>(define my-liste '(1 2 3 4 5))</text:p>
      <text:p text:style-name="Preformatted_20_Text">(define x (list 'a1 'b2 'cs)) =&gt; (a1 b2 cs)</text:p>
      <text:p text:style-name="Preformatted_20_Text">(define my-list '(erstes zweites drittes viertes))</text:p>
      <text:p text:style-name="Text_20_body">Einzelne Elemente einer Liste kann man gezielt anzeigen, die Zählung beginnt bei 0.</text:p>
      <text:p text:style-name="Preformatted_20_Text"><text:s text:c="2"/>(list-ref my-liste 2) =&gt; 3</text:p>
      <text:p text:style-name="Preformatted_20_Text"/>
      <text:p text:style-name="Preformatted_20_Text"><text:s text:c="2"/>(set-car! my-liste "aaa")</text:p>
      <text:p text:style-name="Preformatted_20_Text"><text:s text:c="2"/>(newline)</text:p>
      <text:p text:style-name="Preformatted_20_Text"><text:s text:c="2"/>(display my-liste) =&gt; (aaa 2 3 4 5)</text:p>
      <text:p text:style-name="Preformatted_20_Text"/>
      <text:p text:style-name="Preformatted_20_Text"><text:s text:c="2"/>(set-cdr! my-liste "aaa")</text:p>
      <text:p text:style-name="Preformatted_20_Text"><text:s text:c="2"/>(newline)</text:p>
      <text:p text:style-name="Preformatted_20_Text"><text:s text:c="2"/>(display my-liste) =&gt; (aaa . Aaa)</text:p>
      <text:p text:style-name="Preformatted_20_Text"/>
      <text:p text:style-name="Preformatted_20_Text"><text:s text:c="2"/>(set-cdr! my-liste '(1 2 3 4 5))</text:p>
      <text:p text:style-name="Preformatted_20_Text"><text:s text:c="2"/>(newline)</text:p>
      <text:p text:style-name="Preformatted_20_Text"><text:s text:c="2"/>(display my-liste) =&gt; <text:span text:style-name="T4">(aaa 1 2 3 4 5)</text:span></text:p>
      <text:p text:style-name="P4"/>
      <text:p text:style-name="Preformatted_20_Text"><text:s text:c="2"/>(list-set! my-liste 4 '(8 8 9 8))</text:p>
      <text:p text:style-name="Preformatted_20_Text"><text:s text:c="2"/>(newline)</text:p>
      <text:p text:style-name="Preformatted_20_Text"><text:s text:c="2"/>(display my-liste) =&gt; (aaa 1 2 3 (8 8 9 8) 5)</text:p>
      <text:h text:style-name="Heading_20_2" text:outline-level="2">Car/Cdr</text:h>
      <text:p text:style-name="Standard"><text:span text:style-name="Teletype"><text:span text:style-name="T2">cdr(liste)</text:span></text:span> ist wieder eine Liste, <text:span text:style-name="Teletype"><text:span text:style-name="T1">car</text:span></text:span> nicht!</text:p>
      <text:p text:style-name="Standard">Erst <text:span text:style-name="Teletype">list (car liste)</text:span> machte wieder eine Liste draus</text:p>
      <text:p text:style-name="Standard"/>
      <text:p text:style-name="Preformatted_20_Text">(define (head-to-tail ls)</text:p>
      <text:p text:style-name="Preformatted_20_Text"><text:s text:c="4"/>(if (null? ls)</text:p>
      <text:p text:style-name="Preformatted_20_Text"><text:s text:c="8"/>'()</text:p>
      <text:p text:style-name="Preformatted_20_Text"><text:s text:c="8"/>(append (cdr ls) (list (car ls)))))</text:p>
      <text:p text:style-name="Standard"/>
      <text:p text:style-name="Standard">hängt das erste Element einer Liste an den Schluss</text:p>
      <text:h text:style-name="Heading_20_2" text:outline-level="2">Value und Expression</text:h>
      <text:p text:style-name="Standard">Hier muss man genaue Unterscheidungen zwischen <text:span text:style-name="T3">Wert</text:span> und <text:span text:style-name="T3">Ausdruck</text:span> treffen.</text:p>
      <text:p text:style-name="Standard">Expression: "<text:span text:style-name="Teletype">abc"</text:span>, Value: string "<text:span text:style-name="Teletype">abc"</text:span></text:p>
      <text:p text:style-name="Standard"><text:span text:style-name="Teletype"><text:span text:style-name="T5">Epression: </text:span></text:span><text:span text:style-name="Teletype"><text:span text:style-name="T1">3+4i</text:span></text:span><text:span text:style-name="Teletype"><text:span text:style-name="T8">;</text:span></text:span><text:span text:style-name="Teletype"><text:span text:style-name="T5"> Value: komplexe Zahl </text:span></text:span><text:span text:style-name="Teletype"><text:span text:style-name="T1">3+4i</text:span></text:span></text:p>
      <text:p text:style-name="Standard"><text:span text:style-name="Teletype"><text:span text:style-name="T5">Epression: </text:span></text:span><text:span text:style-name="Teletype"><text:span text:style-name="T9">#(1 2 3)</text:span></text:span><text:span text:style-name="Teletype"><text:span text:style-name="T5">; Value: Vektor mit 3 Elementen und den numerischen Werten 1, 2 und 3 als Inhalt.</text:span></text:span></text:p>
      <text:p text:style-name="Standard"><text:span text:style-name="Teletype"><text:span text:style-name="T5">Prozeduren können nicht als Literale (Zeichenfolge) dargestellt werden, sie müssen entweder als </text:span></text:span><text:span text:style-name="Teletype"><text:span text:style-name="T9">lambda </text:span></text:span><text:span text:style-name="Teletype"><text:span text:style-name="T5">oder abgekürzt mit </text:span></text:span><text:span text:style-name="Teletype"><text:span text:style-name="T9">define</text:span></text:span><text:span text:style-name="Teletype"><text:span text:style-name="T5"> definiert werden.</text:span></text:span></text:p>
      <text:h text:style-name="P19" text:outline-level="2"><text:span text:style-name="Teletype"><text:span text:style-name="T10">Evaluating Expressions and Executing Programs</text:span></text:span></text:h>
      <text:p text:style-name="Standard"><text:span text:style-name="Teletype"><text:span text:style-name="T5">Der Prozess der Auswertung einer Expression wird </text:span></text:span><text:span text:style-name="Teletype"><text:span text:style-name="T6">evaluation</text:span></text:span><text:span text:style-name="Teletype"><text:span text:style-name="T5"> genannt. </text:span></text:span><text:span text:style-name="Teletype"><text:span text:style-name="T6">Evaluation </text:span></text:span><text:span text:style-name="Teletype"><text:span text:style-name="T5">kann zwei Arten von Ergebnissen haben:</text:span></text:span></text:p>
      <text:list xml:id="list2347765047878683767" text:style-name="L1">
        <text:list-item>
          <text:p text:style-name="P11"><text:span text:style-name="Teletype"><text:span text:style-name="T5">den Wert der evaluierten Expression</text:span></text:span></text:p>
        </text:list-item>
        <text:list-item>
          <text:p text:style-name="P11"><text:span text:style-name="Teletype"><text:span text:style-name="T6">side effects</text:span></text:span><text:span text:style-name="Teletype"><text:span text:style-name="T5"> dieser Auswertung, die aus den Effekten der Auswertung besteht, die nicht durch den </text:span></text:span><text:span text:style-name="Teletype"><text:span text:style-name="T6">value</text:span></text:span><text:span text:style-name="Teletype"><text:span text:style-name="T5"> repräsentiert werden</text:span></text:span></text:p>
        </text:list-item>
      </text:list>
      <text:p text:style-name="P3"><text:span text:style-name="Teletype"><text:span text:style-name="T5">Die Ausdrücke </text:span></text:span><text:span text:style-name="Teletype"><text:span text:style-name="T27">define</text:span></text:span><text:span text:style-name="Teletype"><text:span text:style-name="T5"> und </text:span></text:span><text:span text:style-name="Teletype"><text:span text:style-name="T26">set!</text:span></text:span><text:span text:style-name="Teletype"><text:span text:style-name="T5"> haben </text:span></text:span><text:span text:style-name="Teletype"><text:span text:style-name="T6">side effects</text:span></text:span><text:span text:style-name="Teletype"><text:span text:style-name="T5">, aber keinen </text:span></text:span><text:span text:style-name="Teletype"><text:span text:style-name="T6">value</text:span></text:span><text:span text:style-name="Teletype"><text:span text:style-name="T5">; lamba Ausdrücke haben Werte, aber keine </text:span></text:span><text:span text:style-name="Teletype"><text:span text:style-name="T6">side effects</text:span></text:span><text:span text:style-name="Teletype"><text:span text:style-name="T5">, und prozeduraufrufende Ausdrücke haben in der Regel beides.</text:span></text:span></text:p>
      <text:list xml:id="list4409345205343755397" text:style-name="L2">
        <text:list-item>
          <text:p text:style-name="P12"><text:span text:style-name="Teletype"><text:span text:style-name="T5">Ein Scheme Programm besteht aus einer Folge von </text:span></text:span><text:span text:style-name="Teletype"><text:span text:style-name="T6">expressions</text:span></text:span></text:p>
        </text:list-item>
        <text:list-item>
          <text:p text:style-name="P12"><text:span text:style-name="Teletype"><text:span text:style-name="T5">der Scheme-Interpreter führt das Programm durch, indem er eine </text:span></text:span><text:span text:style-name="Teletype"><text:span text:style-name="T6">expression</text:span></text:span><text:span text:style-name="Teletype"><text:span text:style-name="T5"> nach der anderen auswertet</text:span></text:span></text:p>
        </text:list-item>
        <text:list-item>
          <text:p text:style-name="P12"><text:span text:style-name="Teletype"><text:span text:style-name="T5">eine </text:span></text:span><text:span text:style-name="Teletype"><text:span text:style-name="T6">expression</text:span></text:span><text:span text:style-name="Teletype"><text:span text:style-name="T5"> kann sein</text:span></text:span></text:p>
        </text:list-item>
      </text:list>
      <text:list xml:id="list3773673129371501412" text:style-name="L3">
        <text:list-item>
          <text:list>
            <text:list-item>
              <text:p text:style-name="P13"><text:soft-page-break/><text:span text:style-name="Teletype"><text:span text:style-name="T5">ein Literal, z.B. eine Zahl 3.14 oder eine Zeichenkette "Halli hallo"</text:span></text:span></text:p>
            </text:list-item>
            <text:list-item>
              <text:p text:style-name="P13"><text:span text:style-name="Teletype"><text:span text:style-name="T5">ein Variablenname</text:span></text:span></text:p>
            </text:list-item>
            <text:list-item>
              <text:p text:style-name="P13"><text:span text:style-name="Teletype"><text:span text:style-name="T5">eine prozuraufrufende </text:span></text:span><text:span text:style-name="Teletype"><text:span text:style-name="T6">expression</text:span></text:span></text:p>
            </text:list-item>
            <text:list-item>
              <text:p text:style-name="P14"><text:span text:style-name="Teletype"><text:span text:style-name="T5">eine von Scheme's speziellen syntaktischen Ausdrücken</text:span></text:span></text:p>
            </text:list-item>
          </text:list>
        </text:list-item>
      </text:list>
      <text:p text:style-name="Standard"><text:span text:style-name="Teletype"><text:span text:style-name="T5">Der Wert, den eine Funktion zurückliefert, ist der letzte am Endpunkt von Kausalitätsketten zugewiesene Wert. Man muss aufpassen, damit die Seiteneffekte nicht ungewollt durchgeführt werden, bevor Bedingungen ausgewertet wurden.</text:span></text:span></text:p>
      <text:h text:style-name="P18" text:outline-level="2">Tail Calls</text:h>
      <text:p text:style-name="Standard"><text:span text:style-name="T11">Scheme kennt keine Möglichkeit, um Schleifen abzuarbeiten. Dafür gibt es rekursive Aufrufe, sog. </text:span><text:span text:style-name="T12">Tail Calls</text:span><text:span text:style-name="T11">. Diese müssen bestimmten Regeln folgen.</text:span></text:p>
      <text:list xml:id="list8926304443163329172" text:style-name="L4">
        <text:list-item>
          <text:p text:style-name="P15">and — last expression</text:p>
        </text:list-item>
        <text:list-item>
          <text:p text:style-name="P15">begin — last expression</text:p>
        </text:list-item>
        <text:list-item>
          <text:p text:style-name="P15">case — last expression in each clause</text:p>
        </text:list-item>
        <text:list-item>
          <text:p text:style-name="P15">cond — last expression in each clause, and the call to a =&gt; procedure is a tail call</text:p>
        </text:list-item>
        <text:list-item>
          <text:p text:style-name="P15">do — last result expression</text:p>
        </text:list-item>
        <text:list-item>
          <text:p text:style-name="P15">if — “true” and “false” leg expressions</text:p>
        </text:list-item>
        <text:list-item>
          <text:p text:style-name="P15">lambda — last expression in body</text:p>
        </text:list-item>
        <text:list-item>
          <text:p text:style-name="P15">let, let*, letrec, let-syntax, letrec-syntax — last expression in body</text:p>
        </text:list-item>
        <text:list-item>
          <text:p text:style-name="P15">or — last expression</text:p>
        </text:list-item>
      </text:list>
      <text:h text:style-name="Heading_20_2" text:outline-level="2">quote und quasiquote</text:h>
      <text:p text:style-name="Text_20_body">Ein einfaches Hochkomma vor Symbolen verhindert, dass diese evaluiert werden.</text:p>
      <text:p text:style-name="Text_20_body"><text:span text:style-name="Teletype">'obj </text:span>liefert <text:span text:style-name="Teletype">obj</text:span> zurück, und zwar als Text, nicht den Wert des Ausdrucks <text:span text:style-name="Teletype">obj</text:span>, kann auch <text:span text:style-name="Teletype">(quote obj) </text:span>geschrieben werden.</text:p>
      <text:p text:style-name="Standard"><text:span text:style-name="Teletype">quasiquote</text:span> ist vergleichbar mit <text:span text:style-name="Teletype">quote</text:span>, <text:span text:style-name="Teletype">(quasiquote obj ...) </text:span>oder <text:span text:style-name="Teletype"><text:span text:style-name="T18">`obj</text:span></text:span>. In quasigequoteten Ausdrücken werden alle Ausdrücke, die mit einem Beistrich oder Beistrich@ unquoted werden, ausgewertet, die anderen Symbole bleiben unangetastet.</text:p>
      <text:p text:style-name="Preformatted_20_Text">,obj</text:p>
      <text:p text:style-name="Preformatted_20_Text">(unquote-splicing obj ...)</text:p>
      <text:p text:style-name="Preformatted_20_Text">,@obj</text:p>
      <text:h text:style-name="Heading_20_2" text:outline-level="2">define-macro</text:h>
      <text:p text:style-name="Text_20_body">Macros sind Symbole, die einer <text:span text:style-name="T3">transformer procedure </text:span>zugeordnet sind.</text:p>
      <text:p text:style-name="Preformatted_20_Text"><text:s text:c="2"/>(define-macro MACRO-NAME</text:p>
      <text:p text:style-name="Preformatted_20_Text"><text:s text:c="4"/>(lambda MACRO-ARGS</text:p>
      <text:p text:style-name="Preformatted_20_Text"><text:s text:c="7"/>MACRO-BODY ...))</text:p>
      <text:p text:style-name="Standard"/>
      <text:p text:style-name="Preformatted_20_Text"><text:s text:c="2"/>(define-macro when</text:p>
      <text:p text:style-name="Preformatted_20_Text"><text:s text:c="4"/>(lambda (test . branch)</text:p>
      <text:p text:style-name="Preformatted_20_Text"><text:s text:c="6"/>(list ’if test</text:p>
      <text:p text:style-name="Preformatted_20_Text"><text:s text:c="8"/>(cons ’begin branch))))</text:p>
      <text:p text:style-name="Preformatted_20_Text"/>
      <text:p text:style-name="Text_20_body">Die Liste und die Bedingungen können irgendwie übersichtlicher geschrieben werden.</text:p>
      <text:p text:style-name="Preformatted_20_Text"><text:s text:c="2"/>(list ’IF test</text:p>
      <text:p text:style-name="Preformatted_20_Text"><text:s text:c="4"/>(cons ’BEGIN branch))</text:p>
      <text:p text:style-name="P1"/>
      <text:p text:style-name="Text_20_body">wird bequemer und übersichtlicher geschrieben als</text:p>
      <text:p text:style-name="P1"/>
      <text:p text:style-name="Preformatted_20_Text"><text:s text:c="2"/><text:span text:style-name="T15">`</text:span><text:span text:style-name="T1">(</text:span>IF ,test</text:p>
      <text:p text:style-name="Preformatted_20_Text"><text:s text:c="5"/>(BEGIN ,@branch))</text:p>
      <text:p text:style-name="P1"/>
      <text:p text:style-name="Text_20_body">wobei besonderes Augenmerk auf das <text:span text:style-name="T14">Hochkomma</text:span> vor der Listenklammer gelegt werden muss, das muss nämlich ein ganz bestimmtes Hochkomma sein, sonst erhalte ich einen Syntaxfehler.</text:p>
      <text:p text:style-name="Text_20_body"><text:soft-page-break/>Hier das Zeichen vergrößert:</text:p>
      <text:p text:style-name="P2">`</text:p>
      <text:h text:style-name="Heading_20_2" text:outline-level="2">Alists und Tables</text:h>
      <text:p text:style-name="Text_20_body"><text:span text:style-name="T3">Alist</text:span> steht für <text:span text:style-name="T3">association list</text:span> und bezeichnet Listen in einem speziellen Format. Jedes Element der Liste ist ein Paar, dessen <text:span text:style-name="T13">car </text:span>als <text:span text:style-name="T3">key</text:span> bezeichnet wird, <text:span text:style-name="T13">cdr</text:span> ist der <text:span text:style-name="T3">value</text:span>. Lilypond arbeitet sehr viel mit Alists.</text:p>
      <text:p text:style-name="Preformatted_20_Text"><text:s text:c="2"/>(define my-alist '((1 . "A") (2 . "B") (3 . "C"))) =&gt; ((1 . "A") (2 . "B") (3 . "C"))</text:p>
      <text:p text:style-name="Text_20_body">Mit </text:p>
      <text:p text:style-name="P6"><text:s text:c="2"/>(assoc n my-alist) </text:p>
      <text:p text:style-name="Text_20_body">wird der n-te Eintrag aufgerufen</text:p>
      <text:p text:style-name="Preformatted_20_Text"><text:s text:c="2"/>(assoc 2 my-alist =&gt; <text:span text:style-name="T4">(2 . B)</text:span></text:p>
      <text:p text:style-name="P4"/>
      <text:p text:style-name="Text_20_body">Dieser Eintrag ist ein <text:span text:style-name="T3">dotted pair</text:span>, dessen <text:span text:style-name="T3">value</text:span> mit c<text:span text:style-name="T13">dr</text:span> ermittelt wird.</text:p>
      <text:p text:style-name="Preformatted_20_Text"><text:s text:c="2"/>(cdr (assoc 2 my-alist)) =&gt; B</text:p>
      <text:p text:style-name="Preformatted_20_Text"/>
      <text:h text:style-name="Heading_20_2" text:outline-level="2">Listen durchsuchen</text:h>
      <text:p text:style-name="Text_20_body">Die Listensuchprozeduren durchsuchen Listen nach bestimmten Elementen. Wird das Gesuchte nicht gefunden, wird <text:span text:style-name="T23">#f</text:span><text:span text:style-name="T3"> </text:span>zurückgegeben. Abhängig von den Suchparametern werden unterschiedliche Vergleichskriterien angewendet.</text:p>
      <text:p text:style-name="P7"><text:s text:c="2"/><text:span text:style-name="T13">memq</text:span> <text:span text:style-name="T24">x lst</text:span></text:p>
      <text:p text:style-name="P17"/>
      <text:p text:style-name="Text_20_body">liefert die erste Unterliste zurück, deren <text:span text:style-name="T13">car</text:span> <text:span text:style-name="T7">eq?</text:span><text:span text:style-name="T25"> </text:span><text:s/>x ist.</text:p>
      <text:p text:style-name="P7"><text:s text:c="2"/><text:span text:style-name="T13">memv</text:span> <text:span text:style-name="T24">x lst</text:span></text:p>
      <text:p text:style-name="P17"/>
      <text:p text:style-name="Text_20_body">liefert die erste Unterliste zurück, deren <text:span text:style-name="T13">car</text:span> <text:span text:style-name="T7">eqv?</text:span><text:span text:style-name="T25"> </text:span><text:s/>x ist.</text:p>
      <text:p text:style-name="P7"><text:s text:c="2"/><text:span text:style-name="T13">member</text:span> <text:span text:style-name="T24">x lst</text:span></text:p>
      <text:p text:style-name="P17"/>
      <text:p text:style-name="Text_20_body">liefert die erste Unterliste zurück, deren <text:span text:style-name="T13">car</text:span> <text:span text:style-name="T7">equal?</text:span><text:span text:style-name="T25"> </text:span><text:s/>x is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MSL10" svg:font-family="CMSL10"/>
    <style:font-face style:name="CMTT10" svg:font-family="CMTT10"/>
    <style:font-face style:name="OpenSymbol" svg:font-family="OpenSymbol"/>
    <style:font-face style:name="Tahoma1" svg:font-family="Tahoma"/>
    <style:font-face style:name="monospace" svg:font-family="monospace"/>
    <style:font-face style:name="Courier-Oblique" svg:font-family="Courier-Oblique" style:font-family-generic="moder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text-properties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tyle="italic" fo:font-weight="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Courier New" fo:font-size="10pt"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53M16S</meta:editing-duration>
    <meta:editing-cycles>97</meta:editing-cycles>
    <meta:generator>OpenOffice.org/3.4.1$Win32 OpenOffice.org_project/341m1$Build-9593</meta:generator>
    <dc:date>2016-03-20T22:10:02.28</dc:date>
    <meta:document-statistic meta:table-count="0" meta:image-count="0" meta:object-count="0" meta:page-count="4" meta:paragraph-count="129" meta:word-count="1139" meta:character-count="7623"/>
    <meta:user-defined meta:name="Info 1"/>
    <meta:user-defined meta:name="Info 2"/>
    <meta:user-defined meta:name="Info 3"/>
    <meta:user-defined meta:name="Info 4"/>
  </office:meta>
</office:document-meta>
</file>